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inheri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header">
        <text:section text:style-name="Sect1" text:name="Header1">
          <text:p text:style-name="Standard"/>
          <text:section text:style-name="Sect1" text:name="header-inner">
            <text:h text:style-name="Heading_20_1" text:outline-level="1"><text:a xlink:type="simple" xlink:href="http://artesgnuradio.blogspot.com/" text:style-name="Internet_20_link" text:visited-style-name="Visited_20_Internet_20_Link">ARTES: GNURadio (+ USRP) </text:a></text:h>
            <text:p text:style-name="Text_20_body">El grupo ARTES de la facultad de ingeniería de la universidad de la república (http://iie.fing.edu.uy/investigacion/grupos/artes) mantiene en este blog una especie de bitácora y una colección de ayudas en su línea de investigación actual que incluye la utilización de GNURadio y el equipo USRP. </text:p>
          </text:section>
        </text:section>
      </text:section>
      <text:section text:style-name="Sect1" text:name="crosscol">
        <text:p text:style-name="Standard"/>
      </text:section>
      <text:section text:style-name="Sect1" text:name="crosscol-overflow">
        <text:p text:style-name="Standard"/>
      </text:section>
      <text:section text:style-name="Sect1" text:name="main">
        <text:p text:style-name="Standard"/>
        <text:section text:style-name="Sect1" text:name="Blog1">
          <text:h text:style-name="Heading_20_2" text:outline-level="2">jeudi 9 mai 2013</text:h>
          <text:h text:style-name="Heading_20_3" text:outline-level="3"><text:bookmark text:name="8741003423474263022"/>Chunks to Symbols: ¿cómo volver? </text:h>
          <text:section text:style-name="Sect1" text:name="post-body-8741003423474263022">
            <text:p text:style-name="P1">El GNURadio tiene varias maneras de convertir un stream de números en símbolos (i.e. codificar). La más directa es usando el bloque <text:span text:style-name="T1">Chunks to Symbols</text:span>. El bloque tiene como parámetros una tabla de símbolos y la dimensión de la constelación. Básicamente este bloque toma como entrada un stream de <text:a xlink:type="simple" xlink:href="http://artesgnuradio.blogspot.com/2013/05/unpacked-bytes-packed-bytes.html" text:style-name="Internet_20_link" text:visited-style-name="Visited_20_Internet_20_Link"><text:span text:style-name="T1">unpacked byte</text:span></text:a><text:a xlink:type="simple" xlink:href="http://artesgnuradio.blogspot.com/2013/05/unpacked-bytes-packed-bytes.html" text:style-name="Internet_20_link" text:visited-style-name="Visited_20_Internet_20_Link">s</text:a>, <text:span text:style-name="T1">short</text:span>s o <text:span text:style-name="T1">int</text:span>s, y saca un stream de complejos o <text:span text:style-name="T1">float</text:span>s (dependiendo de lo que querramos como símbolo) tal que (y tal como lo dice la documentación):  </text:p>
            <text:p text:style-name="P2"/>
            <text:p text:style-name="P2">out[i*d+k] = constellation[in[i]*d+k] para k=0,1,...,d-1 (con d la dim)</text:p>
            <text:p text:style-name="P3"/>
            <text:p text:style-name="P3">Por ejemplo, si queremos armar un PAM con dos bits por símbolo, con el mapeo siguiente: </text:p>
            <text:p text:style-name="P4">11 -&gt; +3</text:p>
            <text:p text:style-name="P4">10 -&gt; +1</text:p>
            <text:p text:style-name="P4">01 -&gt; -1</text:p>
            <text:p text:style-name="P4">00 -&gt; -3</text:p>
            <text:p text:style-name="P3"/>
            <text:p text:style-name="P3"><text:span text:style-name="T2">la dimensión </text:span>es 1 y la constelación (o <text:span text:style-name="T1">Symbol Table</text:span>) queda <text:span text:style-name="T1">[-3, -1, 1, 3]</text:span><text:span text:style-name="T2">. </text:span>En este caso habría que entrarle con un stream de <text:a xlink:type="simple" xlink:href="http://artesgnuradio.blogspot.com/2013/05/unpacked-bytes-packed-bytes.html" text:style-name="Internet_20_link" text:visited-style-name="Visited_20_Internet_20_Link"><text:span text:style-name="T1">unpacked byte</text:span></text:a><text:a xlink:type="simple" xlink:href="http://artesgnuradio.blogspot.com/2013/05/unpacked-bytes-packed-bytes.html" text:style-name="Internet_20_link" text:visited-style-name="Visited_20_Internet_20_Link">s</text:a> con dos bits significativos. </text:p>
            <text:p text:style-name="P3"/>
            <text:p text:style-name="P3">Esta es la parte fácil. La parte más difícil (o al menos a mí me costó más) fue hacer el proceso inverso. Es decir, pasar de símbolos a bits (o lo que sea). Para esto terminé usando el bloque <text:span text:style-name="T1">Constellation Decoder</text:span>. Lo que me complicó más fue que el único argumento que tiene es un misterioso <text:span text:style-name="T1">Constellation Object</text:span>. ¿Qué es esto? La documentación no ayuda mucho, y el código fuente en este caso tampoco presta una ayuda inmediata. La clave me la dio el archivo <text:span text:style-name="T1">gr-digital/python/qa_constellation.py</text:span><text:span text:style-name="T2">. </text:span>Ahí se usa este bloque con varias constelaciones. </text:p>
            <text:p text:style-name="P3"/>
            <text:p text:style-name="P3"><text:soft-page-break/>Primero, hay varias constelaciones ya armadas, que se pueden llamar usando digital.constellation_bpsk() (en el caso de BPSK, pero hay también de DBPSK, QPSK, DQPSK, y 8QPSK). Ahora, la primera dificultad es que hay que llamar al método base() para que funcione. Exactamente qué hace base() todavía no lo tengo claro, pero a nivel Python al parecer el decoder está esperando algo del tipo digital_constellation_sptr y esto se obtiene del método base(). </text:p>
            <text:p text:style-name="P3"/>
            <text:p text:style-name="P3">¿Cómo hago si quiero una constelación arbitraria como la que puse como ejemplo? En ese caso hay que usar el método (con un nombre bien intuitivo de para qué sirve) <text:span text:style-name="T1">digital.constellation_calcdist(constellation, pre_diff_code, rotational_symmetry, dimensionality).base()</text:span>. La <text:span text:style-name="T1">constellation</text:span> es la misma que antes, el <text:span text:style-name="T1">pre_diff_code</text:span> va vacío (<text:span text:style-name="T1">[]</text:span>) si no vamos a usar codificación diferencial (que por ahora no lo he hecho), el <text:span text:style-name="T1">rotational_symmetry</text:span> es un número indicando la simetría rotacional de la constelación (algo que todavía no entiendo del todo, pero para QPSK es 4 y para BPSK es 2) y <text:span text:style-name="T1">dimensionality</text:span> es la dimensión de la constelación. </text:p>
            <text:p text:style-name="P3"/>
            <text:p text:style-name="P3">Por lo tanto, si queremos recuperar nuestro ejemplo, habría que poner: </text:p>
            <text:p text:style-name="P3"/>
            <text:p text:style-name="P4">digital.constellation_calcdist([-3, -1, 1, 3], [], 2, 1).base()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2:53:19.551247024</meta:creation-date>
    <dc:date>2019-06-18T12:53:47.552719729</dc:date>
    <meta:editing-duration>PT28S</meta:editing-duration>
    <meta:editing-cycles>1</meta:editing-cycles>
    <meta:document-statistic meta:table-count="0" meta:image-count="0" meta:object-count="0" meta:page-count="2" meta:paragraph-count="17" meta:word-count="483" meta:character-count="2959" meta:non-whitespace-character-count="2482"/>
    <meta:generator>LibreOffice/5.1.6.2$Linux_x86 LibreOffice_project/10m0$Build-2</meta:generator>
  </office:meta>
</office:document-meta>
</file>